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rsid="02074f02" officeooo:paragraph-rsid="02074f02"/>
    </style:style>
    <style:style style:name="P29" style:family="paragraph" style:parent-style-name="Standard">
      <style:text-properties officeooo:paragraph-rsid="018adae0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Standard">
      <style:text-properties officeooo:paragraph-rsid="018e815f"/>
    </style:style>
    <style:style style:name="P149" style:family="paragraph" style:parent-style-name="Text_20_body" style:list-style-name="L1">
      <style:text-properties officeooo:paragraph-rsid="01e151bb"/>
    </style:style>
    <style:style style:name="P150" style:family="paragraph" style:parent-style-name="Text_20_body" style:list-style-name="L2">
      <style:text-properties officeooo:rsid="008fafe7" officeooo:paragraph-rsid="01e151bb"/>
    </style:style>
    <style:style style:name="P151" style:family="paragraph" style:parent-style-name="Text_20_body" style:list-style-name="L2">
      <style:text-properties officeooo:rsid="009cd5af" officeooo:paragraph-rsid="01e151bb"/>
    </style:style>
    <style:style style:name="P152" style:family="paragraph" style:parent-style-name="Text_20_body" style:list-style-name="L3">
      <style:text-properties officeooo:rsid="0084f838" officeooo:paragraph-rsid="01094946"/>
    </style:style>
    <style:style style:name="P153" style:family="paragraph" style:parent-style-name="Text_20_body" style:list-style-name="L3">
      <style:text-properties officeooo:rsid="0084f838" officeooo:paragraph-rsid="0084f838"/>
    </style:style>
    <style:style style:name="P154" style:family="paragraph" style:parent-style-name="Heading_20_1">
      <style:text-properties officeooo:rsid="01d7b2b6" officeooo:paragraph-rsid="01d7b2b6"/>
    </style:style>
    <style:style style:name="P155" style:family="paragraph" style:parent-style-name="Heading_20_1">
      <style:text-properties officeooo:rsid="01e10457" officeooo:paragraph-rsid="01e10457"/>
    </style:style>
    <style:style style:name="P156" style:family="paragraph" style:parent-style-name="Heading_20_1">
      <style:text-properties officeooo:rsid="01dbb0ee" officeooo:paragraph-rsid="01e151bb"/>
    </style:style>
    <style:style style:name="P157" style:family="paragraph" style:parent-style-name="Heading_20_1">
      <style:text-properties officeooo:rsid="0041a8a7" officeooo:paragraph-rsid="0041a8a7"/>
    </style:style>
    <style:style style:name="P158" style:family="paragraph" style:parent-style-name="Heading_20_1">
      <style:text-properties officeooo:rsid="01c17f1d" officeooo:paragraph-rsid="01c17f1d"/>
    </style:style>
    <style:style style:name="P159" style:family="paragraph" style:parent-style-name="Heading_20_1">
      <style:text-properties officeooo:rsid="003de42d" officeooo:paragraph-rsid="018adae0"/>
    </style:style>
    <style:style style:name="P160" style:family="paragraph" style:parent-style-name="Heading_20_1">
      <style:text-properties officeooo:rsid="01485d45" officeooo:paragraph-rsid="01485d45"/>
    </style:style>
    <style:style style:name="P161" style:family="paragraph" style:parent-style-name="Heading_20_1">
      <style:text-properties officeooo:rsid="014f6027" officeooo:paragraph-rsid="0150320a"/>
    </style:style>
    <style:style style:name="P162" style:family="paragraph" style:parent-style-name="Heading_20_1">
      <style:text-properties officeooo:paragraph-rsid="01e01955"/>
    </style:style>
    <style:style style:name="P163" style:family="paragraph" style:parent-style-name="Heading_20_1">
      <style:text-properties officeooo:rsid="00827864" officeooo:paragraph-rsid="00827864"/>
    </style:style>
    <style:style style:name="P164" style:family="paragraph" style:parent-style-name="Heading_20_1">
      <style:text-properties officeooo:rsid="0073e891" officeooo:paragraph-rsid="0073e891"/>
    </style:style>
    <style:style style:name="P165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6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9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70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1" style:family="paragraph" style:parent-style-name="Heading_20_2">
      <style:text-properties officeooo:paragraph-rsid="00430538"/>
    </style:style>
    <style:style style:name="P172" style:family="paragraph" style:parent-style-name="Heading_20_2">
      <style:text-properties officeooo:rsid="020662e7" officeooo:paragraph-rsid="020662e7"/>
    </style:style>
    <style:style style:name="P173" style:family="paragraph" style:parent-style-name="Heading_20_2">
      <style:text-properties officeooo:rsid="00964a56" officeooo:paragraph-rsid="00964a56"/>
    </style:style>
    <style:style style:name="P174" style:family="paragraph" style:parent-style-name="Heading_20_2">
      <style:text-properties officeooo:rsid="0129bf70" officeooo:paragraph-rsid="012834bd"/>
    </style:style>
    <style:style style:name="P175" style:family="paragraph" style:parent-style-name="Heading_20_2">
      <style:text-properties officeooo:rsid="02074f02" officeooo:paragraph-rsid="02074f02"/>
    </style:style>
    <style:style style:name="P176" style:family="paragraph" style:parent-style-name="Heading_20_2">
      <style:text-properties officeooo:rsid="01f23904" officeooo:paragraph-rsid="01f23904"/>
    </style:style>
    <style:style style:name="P177" style:family="paragraph" style:parent-style-name="Heading_20_2">
      <style:text-properties officeooo:rsid="01c17f1d" officeooo:paragraph-rsid="01c17f1d"/>
    </style:style>
    <style:style style:name="P178" style:family="paragraph" style:parent-style-name="Heading_20_2">
      <style:text-properties officeooo:rsid="00d941b9" officeooo:paragraph-rsid="00d941b9"/>
    </style:style>
    <style:style style:name="P179" style:family="paragraph" style:parent-style-name="Heading_20_2">
      <style:text-properties officeooo:paragraph-rsid="00d941b9"/>
    </style:style>
    <style:style style:name="P180" style:family="paragraph" style:parent-style-name="Heading_20_2">
      <style:text-properties officeooo:rsid="0084f838" officeooo:paragraph-rsid="0084f838"/>
    </style:style>
    <style:style style:name="P181" style:family="paragraph" style:parent-style-name="Heading_20_2">
      <style:text-properties officeooo:rsid="00866e83" officeooo:paragraph-rsid="00866e83"/>
    </style:style>
    <style:style style:name="P182" style:family="paragraph" style:parent-style-name="Heading_20_2" style:master-page-name="">
      <style:paragraph-properties style:page-number="auto" fo:break-before="page"/>
    </style:style>
    <style:style style:name="P183" style:family="paragraph" style:parent-style-name="Heading_20_3">
      <style:text-properties officeooo:paragraph-rsid="02089fac"/>
    </style:style>
    <style:style style:name="P184" style:family="paragraph" style:parent-style-name="Heading_20_3">
      <style:text-properties officeooo:paragraph-rsid="01278577"/>
    </style:style>
    <style:style style:name="P185" style:family="paragraph" style:parent-style-name="Heading_20_3">
      <style:text-properties officeooo:rsid="0111bf50" officeooo:paragraph-rsid="0129bf70"/>
    </style:style>
    <style:style style:name="P186" style:family="paragraph" style:parent-style-name="Heading_20_3">
      <style:text-properties officeooo:paragraph-rsid="0129bf70"/>
    </style:style>
    <style:style style:name="P187" style:family="paragraph" style:parent-style-name="Heading_20_3">
      <style:text-properties officeooo:rsid="010e08ea" officeooo:paragraph-rsid="0129bf70"/>
    </style:style>
    <style:style style:name="P188" style:family="paragraph" style:parent-style-name="Heading_20_3">
      <style:text-properties officeooo:rsid="0129bf70" officeooo:paragraph-rsid="0129bf70"/>
    </style:style>
    <style:style style:name="P189" style:family="paragraph" style:parent-style-name="Heading_20_3">
      <style:text-properties officeooo:rsid="0113a26e" officeooo:paragraph-rsid="0113a26e"/>
    </style:style>
    <style:style style:name="P190" style:family="paragraph" style:parent-style-name="Heading_20_4">
      <style:text-properties officeooo:rsid="01f9c97c" officeooo:paragraph-rsid="020a7767"/>
    </style:style>
    <style:style style:name="P191" style:family="paragraph" style:parent-style-name="Heading_20_4">
      <style:text-properties officeooo:rsid="010e5a36" officeooo:paragraph-rsid="0129bf70"/>
    </style:style>
    <style:style style:name="P192" style:family="paragraph" style:parent-style-name="Heading_20_4">
      <style:text-properties officeooo:paragraph-rsid="0129bf70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officeooo:rsid="02144224"/>
    </style:style>
    <style:style style:name="T133" style:family="text">
      <style:text-properties officeooo:rsid="02157d97"/>
    </style:style>
    <style:style style:name="T134" style:family="text">
      <style:text-properties officeooo:rsid="018e815f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4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5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8.551cm" svg:height="8.481cm" draw:z-index="52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5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53"><draw:image xlink:href="../imagens/configuracao/mapa-arquivos.svg" xlink:type="simple" xlink:show="embed" xlink:actuate="onLoad"/></draw:frame></text:p>
      <text:h text:style-name="P156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5371402605603471729" text:style-name="L1">
        <text:list-item>
          <text:p text:style-name="P149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5">Algumas pessoas confundem </text:span><text:span text:style-name="T136">o ano de publicação</text:span><text:span text:style-name="T135"> das Normas da ABNT com a sua </text:span><text:span text:style-name="T136">vigência</text:span><text:span text:style-name="T135">. Por exemplo, este documento foi baseado na Norma </text:span><text:span text:style-name="T136">ABNT NBR 14724:2011</text:span><text:span text:style-name="T135">. Apesar dela ter sido publicada em </text:span><text:span text:style-name="T136">2011</text:span><text:span text:style-name="T135">, ela ainda </text:span><text:span text:style-name="T136">continua em vigor em 2016</text:span><text:span text:style-name="T135">. Existem algumas normas que estão em vigor desde 2002.</text:span></text:p><text:p><text:span text:style-name="T135">Caso tenha dúvidas sobre a vigência das normas, recomendamos acessar o catálogo da ABNT em </text:span><text:span text:style-name="T135"><text:a xlink:href="http://www.abntcatalogo.com.br/" xlink:type="simple">http://www.abntcatalogo.com.br/</text:a></text:span><text:span text:style-name="T135"> e pesquisar por “trabalhos acadêmicos”.</text:span></text:p></office:annotation></text:span></text:p>
        </text:list-item>
      </text:list>
      <text:list xml:id="list6175537530167489840" text:style-name="L2">
        <text:list-item>
          <text:p text:style-name="P150"><text:span text:style-name="T122">Para s</text:span>er acessado através do Sumário <text:span text:style-name="T122">(facilita a navegação)</text:span>.</text:p>
        </text:list-item>
        <text:list-item>
          <text:p text:style-name="P151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7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7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1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5.438cm" svg:height="7.137cm" draw:z-index="55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45" draw:name="Forma9" draw:style-name="gr2" draw:text-style-name="P193" svg:width="17.01cm" svg:height="1.158cm" draw:control="control12"/></text:span></text:p>
      <text:h text:style-name="P172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30" draw:name="Forma9" draw:style-name="gr2" draw:text-style-name="P193" svg:width="17.01cm" svg:height="1.158cm" draw:control="control40"/></text:p>
      <text:h text:style-name="P173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3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25" draw:name="Forma1" draw:style-name="gr2" draw:text-style-name="P19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22" draw:name="Forma1" draw:style-name="gr2" draw:text-style-name="P194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3" draw:name="Forma1" draw:style-name="gr2" draw:text-style-name="P19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24" draw:name="Forma1" draw:style-name="gr2" draw:text-style-name="P19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7-03-18T23:26:48.327660709">2017</text:date></text:span><text:span text:style-name="T60">)</text:span>:</text:p>
      <text:p text:style-name="P1"><draw:control text:anchor-type="as-char" draw:z-index="26" draw:name="Forma1" draw:style-name="gr2" draw:text-style-name="P194" svg:width="16.999cm" svg:height="1.075cm" draw:control="control2"/></text:p>
      <text:h text:style-name="P174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6.193cm" svg:height="9.058cm" draw:z-index="34"><draw:image xlink:href="../imagens/configuracao/folha-de-rosto.png" xlink:type="simple" xlink:show="embed" xlink:actuate="onLoad"/></draw:frame></text:p>
      <text:h text:style-name="P184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38" draw:name="Forma1" draw:style-name="gr2" draw:text-style-name="P194" svg:width="16.999cm" svg:height="0.757cm" draw:control="control13"/></text:p>
      <text:h text:style-name="P185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35" draw:name="Forma1" draw:style-name="gr2" draw:text-style-name="P194" svg:width="16.999cm" svg:height="0.757cm" draw:control="control14"/></text:span></text:p>
      <text:h text:style-name="P190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7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31" draw:name="Forma1" draw:style-name="gr2" draw:text-style-name="P194" svg:width="16.999cm" svg:height="0.757cm" draw:control="control42"/></text:p>
      <text:h text:style-name="P186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27" draw:name="Forma1" draw:style-name="gr2" draw:text-style-name="P194" svg:width="16.999cm" svg:height="0.757cm" draw:control="control15"/></text:p>
      <text:h text:style-name="P187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28" draw:name="Forma1" draw:style-name="gr2" draw:text-style-name="P193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8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1" text:outline-level="4"><text:bookmark-start text:name="__RefHeading___Toc1371_1300869590"/>Programa<text:bookmark-end text:name="__RefHeading___Toc1371_1300869590"/></text:h>
      <text:p text:style-name="P5"><draw:control text:anchor-type="as-char" draw:z-index="29" draw:name="Forma1" draw:style-name="gr2" draw:text-style-name="P194" svg:width="16.999cm" svg:height="0.757cm" draw:control="control17"/></text:p>
      <text:h text:style-name="P192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2" draw:text-style-name="P194" svg:width="16.999cm" svg:height="0.757cm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5" text:outline-level="2"><text:soft-page-break/>Propósito personalizado</text:h>
      <text:p text:style-name="P107">Caso não gostou do propósito gerado, você pode fornecer o texto do propósito a seguir:</text:p>
      <text:p text:style-name="P28"><draw:control text:anchor-type="as-char" svg:y="-5.5cm" draw:z-index="19" draw:name="Forma7" draw:style-name="gr1" draw:text-style-name="P193" svg:width="19cm" svg:height="3.765cm" draw:control="control41"/></text:p>
      <text:h text:style-name="P158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33" draw:name="Forma11" draw:style-name="gr3" draw:text-style-name="P194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6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8" draw:name="Forma1" draw:style-name="gr2" draw:text-style-name="P194" svg:width="18.959cm" svg:height="0.757cm" draw:control="control39"/></text:p>
      <text:h text:style-name="P177" text:outline-level="2"><text:bookmark-start text:name="__RefHeading___Toc1959_953960092"/>Apêndices<text:bookmark-end text:name="__RefHeading___Toc1959_953960092"/></text:h>
      <text:p text:style-name="P141"><draw:control text:anchor-type="as-char" draw:z-index="5" draw:name="Forma11" draw:style-name="gr3" draw:text-style-name="P194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4" draw:name="Forma11" draw:style-name="gr3" draw:text-style-name="P194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6.426cm" svg:height="5.121cm" draw:z-index="15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3.096cm" svg:height="2.201cm" draw:z-index="56"><draw:image xlink:href="../imagens/configuracao/lista-nao-ordenada.png" xlink:type="simple" xlink:show="embed" xlink:actuate="onLoad"/></draw:frame></text:p>
          </table:table-cell>
        </table:table-row>
      </table:table>
      <text:h text:style-name="P18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2.295cm" svg:width="5.44cm" svg:height="2.295cm" draw:z-index="2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5.085cm" svg:height="1.894cm" draw:z-index="9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5.151cm" svg:height="2.131cm" draw:z-index="57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9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5" text:outline-level="1"><text:bookmark-start text:name="__RefHeading___Toc2894_1800853931"/><text:alphabetical-index-mark-start text:id="IMark126146376" text:main-entry="true"/>Resumo<text:alphabetical-index-mark-end text:id="IMark126146376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10" draw:name="Forma7" draw:style-name="gr1" draw:text-style-name="P193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41" draw:name="Forma7" draw:style-name="gr2" draw:text-style-name="P193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6" text:outline-level="1"><text:bookmark-start text:name="__RefHeading___Toc2896_1800853931"/><text:alphabetical-index-mark-start text:id="IMark126165592"/><text:span text:style-name="T112">Abstract</text:span><text:alphabetical-index-mark-end text:id="IMark126165592"/><text:span text:style-name="T112"> (resumo em </text:span><text:alphabetical-index-mark-start text:id="IMark126166280" text:key1="Resumo"/><text:span text:style-name="T112">Inglês</text:span><text:alphabetical-index-mark-end text:id="IMark126166280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9" draw:name="Forma7" draw:style-name="gr1" draw:text-style-name="P193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36" draw:name="Forma7" draw:style-name="gr2" draw:text-style-name="P193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7" text:outline-level="1"><text:bookmark-start text:name="__RefHeading___Toc2898_1800853931"/>Resumen (resumo em <text:alphabetical-index-mark-start text:id="IMark126170344" text:key1="Resumo"/>Espanhol<text:alphabetical-index-mark-end text:id="IMark126170344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0" draw:name="Forma7" draw:style-name="gr1" draw:text-style-name="P193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3" draw:name="Forma7" draw:style-name="gr2" draw:text-style-name="P193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7" text:outline-level="1"><text:bookmark-start text:name="__RefHeading___Toc2900_1800853931"/>Résumé (resumo em <text:alphabetical-index-mark-start text:id="IMark126170344" text:key1="Resumo"/><text:span text:style-name="T114">Francês</text:span><text:alphabetical-index-mark-end text:id="IMark126170344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37" draw:name="Forma7" draw:style-name="gr1" draw:text-style-name="P193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40" draw:name="Forma7" draw:style-name="gr2" draw:text-style-name="P193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8" text:outline-level="1"><text:bookmark-start text:name="__RefHeading___Toc205_1414260196"/><text:span text:style-name="T1">Lista de </text:span><text:alphabetical-index-mark-start text:id="IMark126170904" text:key1="Lista"/><text:span text:style-name="T1">Siglas</text:span><text:alphabetical-index-mark-end text:id="IMark126170904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7" draw:name="Forma7" draw:style-name="gr2" draw:text-style-name="P195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1"><draw:image xlink:href="../imagens/configuracao/lista-siglas.png" xlink:type="simple" xlink:show="embed" xlink:actuate="onLoad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9" text:outline-level="1"><text:bookmark-start text:name="__RefHeading___Toc2301_929134249"/><text:span text:style-name="T1">Lista de </text:span><text:alphabetical-index-mark-start text:id="IMark126155928" text:key1="Lista"/><text:span text:style-name="T1">Símbolos</text:span><text:alphabetical-index-mark-end text:id="IMark126155928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6" draw:name="Forma7" draw:style-name="gr2" draw:text-style-name="P195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54"><draw:image xlink:href="../imagens/configuracao/lista-simbolos.png" xlink:type="simple" xlink:show="embed" xlink:actuate="onLoad"/></draw:frame></text:p>
      <text:h text:style-name="P159" text:outline-level="1"><text:bookmark-start text:name="__RefHeading___Toc3236_1800853931"/><text:soft-page-break/>Listas de <text:span text:style-name="T133">Quadros, </text:span>Tabelas e Ilustrações <text:span text:style-name="T118">(opcionais)</text:span><text:bookmark-end text:name="__RefHeading___Toc3236_1800853931"/></text:h>
      <text:p text:style-name="P21">Caso deseje uma lista de <text:alphabetical-index-mark-start text:id="IMark126167144" text:key1="Lista"/>ilustrações<text:alphabetical-index-mark-end text:id="IMark126167144"/>, selecione abaixo:</text:p>
      <text:p text:style-name="P29"><draw:control text:anchor-type="as-char" draw:z-index="48" draw:name="Forma3" draw:style-name="gr2" draw:text-style-name="P193" svg:width="18.874cm" svg:height="1.819cm" draw:control="control30"/></text:p>
      <text:p text:style-name="P22"><text:span text:style-name="T134">Caso deseje uma lista de </text:span><text:alphabetical-index-mark-start text:id="IMark126170904" text:key1="Lista"/><text:span text:style-name="T134">tabelas</text:span><text:alphabetical-index-mark-end text:id="IMark126170904"/><text:span text:style-name="T134">, selecione abaixo:</text:span></text:p>
      <text:p text:style-name="P22"><draw:control text:anchor-type="as-char" draw:z-index="49" draw:name="Forma3" draw:style-name="gr2" draw:text-style-name="P193" svg:width="18.874cm" svg:height="1.819cm" draw:control="control31"/></text:p>
      <text:h text:style-name="P160" text:outline-level="1"><text:bookmark-start text:name="__RefHeading___Toc1294_2135529741"/><text:alphabetical-index-mark-start text:id="IMark126170904"/>Dedicatória<text:alphabetical-index-mark-end text:id="IMark126170904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42" draw:name="Forma7" draw:style-name="gr1" draw:text-style-name="P195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50"><draw:image xlink:href="../imagens/configuracao/dedicatoria.png" xlink:type="simple" xlink:show="embed" xlink:actuate="onLoad"/></draw:frame></text:p>
      <text:p text:style-name="P74"/>
      <text:h text:style-name="P161" text:outline-level="1"><text:bookmark-start text:name="__RefHeading___Toc1398_503163630"/><text:soft-page-break/><text:alphabetical-index-mark-start text:id="IMark126169576" text:main-entry="true"/>Agradecimentos<text:alphabetical-index-mark-end text:id="IMark126169576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51" draw:name="Forma7" draw:style-name="gr1" draw:text-style-name="P197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21"><draw:image xlink:href="../imagens/configuracao/agradecimentos.png" xlink:type="simple" xlink:show="embed" xlink:actuate="onLoad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70" text:outline-level="1"><text:bookmark-start text:name="__RefHeading___Toc1502_1496620900"/><text:alphabetical-index-mark-start text:id="IMark126133208" text:main-entry="true"/><text:alphabetical-index-mark-start text:id="IMark126420696"/>Epígrafe<text:alphabetical-index-mark-end text:id="IMark126420696"/> <text:alphabetical-index-mark-end text:id="IMark126133208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11" draw:name="Forma7" draw:style-name="gr1" draw:text-style-name="P196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14"><draw:image xlink:href="../imagens/configuracao/epigrafe.png" xlink:type="simple" xlink:show="embed" xlink:actuate="onLoad"/></draw:frame></text:p>
      <text:h text:style-name="P162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7"><draw:control text:anchor-type="as-char" draw:z-index="12" draw:name="Forma11" draw:style-name="gr3" draw:text-style-name="P194" svg:width="16.999cm" svg:height="1.235cm" draw:control="control38"/></text:p>
      <text:p text:style-name="P96"><text:span text:style-name="T2">NOTE</text:span>: Caso tenha recebido-a como arquivo do Word, salve-a como PDF.</text:p>
      <text:h text:style-name="P163" text:outline-level="1"><text:bookmark-start text:name="__RefHeading___Toc547_188003687"/><text:soft-page-break/><text:alphabetical-index-mark-start text:id="IMark126155928" text:main-entry="true"/>Folha de aprovação<text:alphabetical-index-mark-end text:id="IMark126155928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18"><draw:image xlink:href="../imagens/configuracao/folha-de-aprovacao.png" xlink:type="simple" xlink:show="embed" xlink:actuate="onLoad"/></draw:frame><text:bookmark-end text:name="__RefHeading___Toc551_188003687"/></text:p>
      <text:p text:style-name="P52">A folha de aprovação possui três peculiaridades:</text:p>
      <text:list xml:id="list8154037399558630151" text:style-name="L3">
        <text:list-item>
          <text:p text:style-name="P152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3">Ela não pode ser gerada enquanto não houver uma definição da Banca Examinadora e data da apresentação.</text:p>
        </text:list-item>
        <text:list-item>
          <text:p text:style-name="P153">Você não precisa se preocupar com ela durante a elaboração do seu trabalho.</text:p>
        </text:list-item>
      </text:list>
      <text:h text:style-name="P180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47" draw:name="Forma11" draw:style-name="gr3" draw:text-style-name="P193" svg:width="18.938cm" svg:height="1.235cm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20" draw:name="Forma10" draw:style-name="gr2" draw:text-style-name="P193" svg:width="2.878cm" svg:height="0.849cm" draw:control="control6"/> <text:span text:style-name="T56">Mês: </text:span><text:span text:style-name="T56"><draw:control text:anchor-type="as-char" draw:z-index="43" draw:name="Forma11" draw:style-name="gr2" draw:text-style-name="P194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44" draw:name="Forma1" draw:style-name="gr2" draw:text-style-name="P193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13" draw:name="Forma1" draw:style-name="gr2" draw:text-style-name="P193" svg:width="18.85cm" svg:height="0.757cm" draw:control="control9"/></text:p>
      <text:h text:style-name="P189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46" draw:name="Forma1" draw:style-name="gr2" draw:text-style-name="P193" svg:width="18.968cm" svg:height="0.757cm" draw:control="control11"/></text:p>
      <text:h text:style-name="P181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4" text:outline-level="1"><text:bookmark-start text:name="__RefHeading___Toc553_188003687"/><text:alphabetical-index-mark-start text:id="IMark126470328" text:main-entry="true"/>Errata<text:alphabetical-index-mark-end text:id="IMark126470328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3"><draw:control text:anchor-type="as-char" draw:z-index="17" draw:name="Forma3" draw:style-name="gr2" draw:text-style-name="P194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13.353cm" svg:height="4.86cm" draw:z-index="16"><draw:image xlink:href="../imagens/configuracao/errata.png" xlink:type="simple" xlink:show="embed" xlink:actuate="onLoad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7-03-18T23:26:47.769417626</dc:date>
    <meta:editing-duration>P1DT4H52M7S</meta:editing-duration>
    <meta:editing-cycles>392</meta:editing-cycles>
    <meta:generator>LibreOffice/5.1.6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3" meta:character-count="13582" meta:non-whitespace-character-count="11677"/>
  </office:meta>
</office:document-meta>
</file>